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Key.getClien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ManagerImpl.getRendererClassName( String renderer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Cache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ManagerImpl.getImage( UIViewRoot viewRoo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ache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cCacheKey.calc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CacheKey.calc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CacheKey.calc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Key.calc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ManagerImpl.getPaths( ClientProperties clientProperties , Locale locale , String prefix , String subDir , String name , String suffix , boolean reverseOrder , boolean single , boolean returnKey , String key , boolean returnStrings , boolean ignoreMissing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9">
            <text:p text:style-name="Table_20_Contents">9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Cache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CacheKey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ManagerImpl.getJsp( UIViewRoot viewRoo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ndererCacheKey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Key.CacheKey( ClientProperties clientProperties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pCache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ManagerImpl.makePath( String name , String localeSuffix , String extension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iscCacheKey.MiscCacheKey( CacheKey cacheKe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pCacheKey.calc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scCache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ManagerImpl.getScripts( UIViewRoot viewRoo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acheKey.RendererCacheKey( CacheKey cacheKe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pCacheKey.JspCacheKey( CacheKey cacheKe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CacheKey.PropertyCacheKey( CacheKey cacheKey , String 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ManagerImpl.getProperty( UIViewRoot viewRoot , String bundle , String property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ourceManagerImpl.getStyles( UIViewRoot viewRoo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ManagerImpl.makePath( String project , String language , Theme theme , String browser , String subDir , String name , String localeSuffix , String extension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iscCacheKey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mageCache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CacheKey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ManagerImpl.getThemeProperty( UIViewRoot viewRoot , String bundle , String property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ourceManagerImpl.getCacheKey( UIViewRoot view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ourceManagerImpl.add( String resource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ManagerImpl.getRendererCacheKey( ClientProperties clientProperties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ManagerImpl.ResourceManagerImpl( TobagoConfig tobago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ManagerImpl.add( String resourceKey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ManagerImpl.getStrings( UIViewRoot viewRoot , String name , String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acheKey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ManagerImpl.getImage( UIViewRoot viewRoot , String name , boolean ignoreMissin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ropertyCacheKey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ndererCacheKey.calc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CacheKey.ImageCacheKey( CacheKey cacheKe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Key.getClientProper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ManagerImpl.getRenderer( UIViewRoot viewRoot ,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acheKey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